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Lifecycle.render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Lifecycle.getPhase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Lifecycle.addPhaseListener( PhaseListener phas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Lifecycle.execute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Lifecycle.removePhaseListener( PhaseListener phas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